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padding="0.074cm" fo:border-left="none" fo:border-right="none" fo:border-top="none" fo:border-bottom="0.06pt solid #000000" style:join-border="false"/>
    </style:style>
    <style:style style:name="P2" style:family="paragraph" style:parent-style-name="Standard">
      <style:paragraph-properties fo:padding="0.074cm" fo:border-left="none" fo:border-right="none" fo:border-top="none" fo:border-bottom="0.06pt solid #000000" style:join-border="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onjour !<text:line-break/><text:line-break/>Tout le monde sait que le numérique prend une place de plus en plus importante dans le monde depuis la naissance d'Internet. Nous allons donc parler du nombre de personnes qui surfent sur Internet aux quatre coins du monde, et nous pencher un peu plus en détail sur la façon dont les internautes passent leur temps en ligne. Enfin, nous vous expliquerons comment votre entreprise peut tirer parti de cette tendance numérique, toujours d'actualité et en constante croissance.<text:line-break/><text:line-break/>Pour vous donner une idée de l'utilisation de plus en plus considérable d'Internet depuis ces 15 dernières années, voici quelques chiffres : en l'an 2000, environ 361 millions de gens utilisaient Internet dans le monde. En 2014, ils étaient plus de 3 milliards. Ce qui équivaut à un taux de croissance de 764 % ! De nos jours, quasiment la moitié des habitants du globe sont connectés à Internet. <text:line-break/><text:line-break/>En Europe, les chiffres sont encore plus impressionnants : plus de 75 % des Européens ont accès à Internet. Ces derniers sont tellement connectés qu'ils possèdent en moyenne 1,25 abonnement mobile chacun, ce qui fait plus d'un numéro de téléphone portable par personne ! <text:line-break/><text:line-break/>Peu importe l'appareil utilisé, les gens passent en moyenne plus de 1 900 minutes par mois en ligne, soit plus de 30 heures ! Alors, que font-ils en ligne pendant tout ce temps ? Et comment votre entreprise peut-elle exploiter cette opportunité ? <text:line-break/><text:line-break/>Beaucoup de ces personnes connectées font des achats en ligne. En 2013, le total des ventes de biens et de services réalisées en ligne en Europe était de 364 milliards d'euros.<text:line-break/><text:line-break/>Depuis ces cinq dernières années, le visionnage de vidéos en ligne possède lui aussi une croissance énorme à trois chiffres, avec des millions de gens qui regardent chaque jour des vidéos sur les réseaux sociaux ou sur des sites comme Netflix et YouTube.<text:line-break/><text:line-break/>Et les gens passent de plus en plus d'heures à socialiser, échanger et partager des choses avec leurs amis sur Internet ; quasiment un tiers de leur temps passé en ligne est consacré aux réseaux sociaux.<text:line-break/>Si vous possédez une entreprise, les internautes et leurs habitudes représentent d'innombrables opportunités pour vous.<text:line-break/><text:line-break/>Et, au fil du temps, de nouveaux usages d'Internet apparaissent, influençant toujours plus votre activité. <text:line-break/><text:line-break/>C'est extrêmement impressionnant de voir à quel point Internet a radicalement transformé notre vie quotidienne en aussi peu de temps. <text:line-break/><text:line-break/><text:line-break/>Dans chaque pays ou région aux quatre coins du globe, le monde a effectué un passage radical et profond au numérique. C'est une opportunité que toutes les petites entreprises peuvent exploiter.<text:line-break/><text:line-break/>Continuez à nous suivre, et nous vous expliquerons comment. </text:p>
      <text:p text:style-name="P1"/>
      <text:p text:style-name="P1">Bonjour !<text:line-break/><text:line-break/>Vous avez donc pu voir comment le numérique a transformé notre vie quotidienne, mais, maintenant, prenons un exemple pratique. Qu'est-ce que le nombre croissant d'opportunités en ligne représente vraiment pour vous ?<text:line-break/><text:line-break/><text:soft-page-break/>Dans cette vidéo, nous parlerons des composantes essentielles du numérique, de la façon dont elles peuvent profiter à VOTRE entreprise, et de comment bien démarrer. <text:line-break/>Imaginons que vous êtes mécanicien et que votre activité n'a progressé que grâce aux recommandations et au bouche-à-oreille. Pour l'instant, vous n'avez pas encore de présence en ligne, mais vous voulez donner une nouvelle dimension à votre société. Comment une présence en ligne pourra-t-elle contribuer à la réussite de votre entreprise ? <text:line-break/>Un des plus grands avantages d'une telle présence sur Internet est de profiter des résultats de recherche. Etre présent sur Internet signifie que vous serez visible quand les gens se connecteront et chercheront une entreprise comme la vôtre.<text:line-break/>Alors, imaginons que quelqu'un fasse une recherche pour un "mécanicien à Bordeaux" et que votre magasin apparaisse dans les résultats. Comment votre entreprise peut-elle en profiter ? <text:line-break/><text:line-break/>Eh bien, les possibilités sont quasiment infinies. Quand des clients cliquent sur un lien vers votre site Web, ils peuvent apprendre énormément de choses sur vous. <text:line-break/><text:line-break/>Ils peuvent par exemple regarder une vidéo que vous avez postée sur l'entretien d'une voiture, qui montre votre savoir-faire en la matière.<text:line-break/><text:line-break/>Ils peuvent lire des témoignages de clients satisfaits.<text:line-break/><text:line-break/>Ils regarderont peut-être votre grille de tarifs, chercheront votre magasin sur un plan, ou verront par exemple que vous offrez un service de dépannage gratuit dans un rayon de 50 km. <text:line-break/><text:line-break/>Peut-être qu'ils rempliront un formulaire pour vous poser une question ou vous demander un devis.<text:line-break/><text:line-break/>Ils pourront même cliquer sur les liens vers vos pages de réseaux sociaux, où ils pourront trouver encore plus de conseils, de photos et de vidéos.<text:line-break/><text:line-break/>Vous n'aurez peut-être pas toutes ces fonctionnalités sur votre site dès le début, mais ces exemples devraient vous donner une idée des différents avantages que vous avez à être présent en ligne. <text:line-break/>Et vous savez quoi ? C'est loin d'être fini !<text:line-break/><text:line-break/>Votre présence en ligne peut aussi vous offrir un aperçu précieux des clients potentiels, de ce qu'ils recherchent, et de comment répondre à leurs besoins. Comment ? Eh bien, le numérique vous permet d'afficher des publicités ciblées aux internautes quand ils recherchent le type de services que vous offrez. <text:line-break/>Par exemple, en utilisant les annonces publicitaire du réseau de recherches, vous pouvez afficher certaines publicités à des clients potentiels. Comme par exemple des gens qui font une recherche pour un "mécanicien auto à Bordeaux". Vous pouvez aussi faire en sorte que vos publicités ne soient affichées que dans une zone géographique spécifique autour de votre atelier. Vous pouvez aussi apprendre à utiliser des outils d'analyse pour savoir si les gens cliquent sur votre pub, s'ils visitent votre site, ou s'ils font certaines actions spécifiques. Par exemple remplir un formulaire ou regarder une vidéo.<text:line-break/>C'est intéressant, non ? Mais comment bien démarrer ? Tout d'abord, n'ayez pas peur : les outils et la technologie disponibles aujourd'hui sont très faciles à prendre en main, à utiliser et à se procurer. Beaucoup sont même gratuits.<text:line-break/>Pour de nombreuses entreprises, le plus gros défi posé par une présence en ligne est en fait de créer un plan d'actions, et non pas de prendre en main les différents outils.<text:line-break/>Nous proposons de très nombreuses vidéos destinées à vous aider dans ce domaine, mais faisons d'abord une liste rapide des points essentiels que vous devrez prendre en compte. <text:line-break/><text:line-break/>Le premier est le champ des possibles. Web, mobile, réseaux sociaux... Il existe énormément <text:soft-page-break/>d'options que vous pouvez choisir. Par où voulez-vous commencer, et que visez-vous ? <text:line-break/><text:line-break/>Ensuite, la technologie et le contenu : choisissez si vous voulez vous charger vous-même des aspects techniques et créatifs de votre site, ce qui peut exiger du temps, ou faire appel à quelqu'un, ce qui peut vous coûter de l'argent. <text:line-break/><text:line-break/>Enfin, prenez en compte le coût et le temps : définissez un budget réaliste et des délais atteignables, avec des paliers clairs et précis, et faites en sorte de les respecter.<text:line-break/>Chaque jour, des milliers de propriétaires de petites entreprises exploitent pleinement les possibilités offertes par le Web. L'opportunité de créer le contact avec des clients proches de vous ou vivant aux quatre coins du globe est bien trop importante pour être négligée. <text:line-break/><text:line-break/>Il est temps de faire le grand saut et de passer au numérique ! </text:p>
      <text:p text:style-name="P1">Bonjour ! Parlons un peu de vos objectifs.<text:line-break/><text:line-break/>Chaque entreprise a des objectifs bien particuliers. Il est bon d'avoir une idée précise de ce que vous voulez réaliser sur Internet : vous pourrez ainsi définir efficacement vos priorités et mettre en place votre projet. En effet, le risque est d'être vite dépassé par les événements. <text:line-break/>Le numérique offre de nombreux atouts pour faire avancer votre entreprise. Il vous permet notamment de tisser des liens sur les réseaux sociaux, de développer vos ventes sur Internet, d'attirer de nouveaux clients... Ou même de fidéliser votre clientèle existante.<text:line-break/><text:line-break/>Pour commencer, il suffit de vous poser une question simple : pourquoi, exactement, souhaitez-vous être présent sur Internet ?<text:line-break/>Imaginons que vous êtes propriétaire d'un salon de coiffure. Vos objectifs à terme pourraient être les suivants : couper les cheveux à plus de clients, vendre des services plus sophistiqués que la coupe classique et augmenter les ventes des produits que vous proposez.<text:line-break/><text:line-break/>Mais pour qu'un client passe la porte de votre salon, encore faut-il qu'il sache que vous existez.<text:line-break/><text:line-break/>Voilà un objectif de taille que le numérique peut vous permettre d'atteindre. <text:line-break/>Commençons donc par cette étape : vous faire connaître dans le monde numérique.<text:line-break/><text:line-break/>Une démarche simple et efficace consiste à référencer votre entreprise dans les annuaires locaux en ligne. De cette façon, lorsque les gens chercheront des coiffeurs dans un moteur de recherche ou sur une carte en ligne, votre entreprise apparaîtra. <text:line-break/><text:line-break/>Ensuite, vous pouvez décider de créer un site Web pour diffuser des informations sur votre entreprise. Par exemple, vos horaires d'ouverture, votre localisation, vos tarifs et les services que vous proposez. Peut-être même quelques photos et vidéos qui pourraient inciter de nouveaux clients à vous rendre visite. <text:line-break/><text:line-break/>Vous pouvez également créer une page sur les réseaux sociaux – tels que Facebook, Google+ ou Twitter – sur laquelle vous pourrez publier des photos de vos créations, des offres spéciales, et tisser ainsi de véritables liens avec vos clients. <text:line-break/>Petit à petit, en atteignant ces premiers objectifs, de plus en plus d'internautes connaîtront votre entreprise. Vos objectifs évolueront sans doute naturellement et vous vous demanderez comment transformer vos visiteurs en véritables clients.<text:line-break/><text:line-break/>Vous avez la possibilité d'ajouter de nouvelles fonctionnalités à votre site. Par exemple, une option permettant de prendre rendez-vous en ligne, une section "avis" où les gens pourront laisser des commentaires positifs sur vous, ou même une boutique e-commerce pour vendre vos produits de <text:soft-page-break/>coiffure et de beauté en ligne.<text:line-break/><text:line-break/>Maintenant que vous utilisez le numérique pour attirer des visiteurs, et en faire des clients, vous pouvez commencer à développer votre activité en investissant dans la publicité en ligne. <text:line-break/>Quels que soient vos objectifs numériques à terme ou votre situation actuelle, vos priorités évolueront naturellement pour suivre la croissance de votre entreprise.<text:line-break/>Pour vous assurer que vos objectifs sont bien atteints, il est très important d'évaluer vos progrès au fil du temps. <text:line-break/><text:line-break/>C'est le rôle de ce que l'on appelle "l'analyse d'audience". L'analyse d'audience vous permet de cerner ce qui fonctionne bien et ce qui mériterait quelques petites améliorations. <text:line-break/><text:line-break/>Nous nous y intéresserons un peu plus tard, mais sachez que le numérique offre de nombreuses solutions permettant d'évaluer votre réussite.<text:line-break/>Donc, pour résumer : Avant de plonger dans le monde numérique, définissez précisément vos attentes. Puis établissez un ordre de priorité parmi les différentes possibilités que vous offre Internet pour mieux réaliser vos objectifs.<text:line-break/>Dans les vidéos qui suivent, nous vous aidons à vous organiser. Dans un premier temps, nous allons explorer les différents moyens d'établir une présence sur Internet. <text:line-break/><text:line-break/>Puis nous nous pencherons sur les différentes façons de vous mettre en valeur en ligne. <text:line-break/><text:line-break/>Enfin, nous vous expliquerons comment vous pouvez évaluer et améliorer vos stratégies numériques. </text:p>
      <text:p text:style-name="P1">Bonjour ! Nous allons nous pencher sur la première étape d'une transition réussie vers le numérique : vous faire connaître en ligne. <text:line-break/><text:line-break/>De nombreuses possibilités s'offrent à vous pour développer votre présence numérique, notamment via le référencement local, les sites Web, les applications mobiles et les médias sociaux.<text:line-break/><text:line-break/>Une bonne compréhension de ces notions de base peut faire toute la différence.<text:line-break/>Aujourd'hui, n'importe qui peut se faire sa place en quelques clics sur Internet.<text:line-break/><text:line-break/>Si le site Web est bien souvent la première chose qui nous vient à l'esprit, ce n'est pas nécessairement par là que vous devez commencer.<text:line-break/><text:line-break/>Par exemple, si vous tenez un salon de coiffure, la première étape qui s'impose pour trouver des clients et vous faire connaître en ligne consiste probablement à référencer votre salon dans des annuaires locaux tels que Google My Business.<text:line-break/><text:line-break/>De cette façon, si quelqu'un recherche des coiffeurs dans votre région sur Google, vous apparaîtrez dans les résultats, sans avoir à créer un site Web ! <text:line-break/>Vous pouvez également ouvrir une page Facebook pour offrir à vos clients potentiels un aperçu de votre activité et de ce que vous savez faire, en publiant par exemple quelques photos de vos meilleurs clients qui arborent vos coupes de cheveux les plus réussies.<text:line-break/><text:line-break/>Si tout cela vous semble un peu flou, ne vous inquiétez pas. Nous mettons à votre disposition de nombreuses vidéos pour vous aider à mieux comprendre les médias sociaux. <text:line-break/>Vous pouvez faire beaucoup de choses sans site Web, mais, le moment venu, vous aurez peut-être envie de vous créer un espace bien à vous sur le Web, qui regroupera en un seul lieu tout ce que les clients doivent savoir sur vous.<text:line-break/><text:line-break/><text:soft-page-break/>C'est le moment de vous lancer !<text:line-break/><text:line-break/>La première chose à faire lorsque vous commencez à organiser votre site est de vous demander ce que vous voulez que les visiteurs y fassent. Par exemple :<text:line-break/>Souhaitez-vous qu'ils vous appellent ? Dans ce cas, faites clairement apparaître votre numéro de téléphone sur chaque page.<text:line-break/>Voulez-vous leur permettre de trouver votre point de vente physique ? Rien de plus simple : incorporez un plan et un itinéraire.<text:line-break/>Peut-être souhaitez-vous qu'ils prennent rendez-vous en ligne ? Vous pouvez intégrer cette fonctionnalité.<text:line-break/>Enfin, vous voulez peut-être leur permettre de vous acheter des produits en ligne, en passant une commande ou en réglant en ligne. C'est ce que l'on appelle le commerce électronique, ou e-commerce, et il existe un certain nombre de possibilités – très simples ou plus complexes – que nous approfondirons davantage dans d'autres vidéos. <text:line-break/><text:line-break/><text:line-break/>Aujourd'hui, les sites Web ne sont plus les seuls espaces de visibilité sur Internet. De nombreuses entreprises créent des applications mobiles que les clients peuvent utiliser sur leur smartphone et leur tablette.<text:line-break/><text:line-break/>Les applications ouvrent la voie à tout un éventail de possibilités numériques : par exemple, vous pouvez créer des programmes de fidélité ou envoyer automatiquement des messages de rappel pour les rendez-vous à venir. <text:line-break/><text:line-break/><text:line-break/>En conclusion : si vous voulez que les gens vous trouvent sur le Web, vous devez vous faire connaître en ligne.<text:line-break/><text:line-break/>Il peut s'agir d'un référencement dans un annuaire des entreprises locales, d'une présence sur les réseaux sociaux, d'un site Web simple ou avec une fonctionnalité de commerce électronique, d'une application mobile, ou de tout cela en même temps.<text:line-break/><text:line-break/>Quel que soit votre choix, c'est sur Internet que les gens vous trouveront, apprendront à vous connaître et, avec un peu de chance, deviendront vos clients. </text:p>
      <text:p text:style-name="P1">Ça y est, vous avez créé votre espace sur Internet, et vous cherchez maintenant à attirer davantage de clients qui viendront frapper à votre porte virtuelle.<text:line-break/><text:line-break/>Découvrons sans plus attendre quelques stratégies efficaces pour y arriver en utilisant les moteurs de recherche, les sites Web, les médias sociaux et les e-mails. <text:line-break/><text:line-break/>Parlons un peu de vous : comment allez-vous permettre aux clients de vous trouver sur Internet ?<text:line-break/><text:line-break/>Il existe différents moyens d'y arriver grâce au numérique.<text:line-break/>Commençons par les moteurs de recherche. Lorsqu'un internaute saisit des mots clés dans un moteur de recherche, il lui communique exactement ce qu'il recherche.<text:line-break/><text:line-break/>Si vous proposez des produits et services qui correspondent, les moteurs de recherche afficheront votre entreprise dans les résultats de recherche.<text:line-break/>Vous disposez de deux méthodes principales pour utiliser les moteurs de recherche, et nous allons vous donner toutes les informations nécessaires sur chacune de ces méthodes.<text:line-break/><text:line-break/>La première est l'optimisation du référencement, ou SEO, qui vous aide à promouvoir votre <text:soft-page-break/>entreprise dans les résultats de recherche non payants.<text:line-break/><text:line-break/>Les liens sponsorisés, ou SEM, sont la deuxième méthode disponible. Ils vous permettent d'acheter de l'espace publicitaire dans les résultats de recherche.<text:line-break/>Le SEO consiste principalement à faire apparaître votre site parmi les résultats des internautes qui recherchent vos produits et services.<text:line-break/><text:line-break/>S'il existe de nombreuses façons d'y parvenir, que nous expliquerons en détail plus tard, l'enjeu essentiel reste de connaître les mots que les internautes saisissent vraiment : les mots clés. Il s'agit des mots les plus pertinents pour votre secteur d'activité.<text:line-break/><text:line-break/>Une bonne compréhension des mots clés vous permettra d'améliorer votre positionnement dans les résultats lorsqu'un internaute effectue une recherche contenant ces mots. <text:line-break/><text:line-break/><text:line-break/><text:line-break/>Par ailleurs, on parle de SEM lorsque les entreprises paient pour diffuser des annonces publicitaires sur les moteurs de recherche auprès des internautes qui recherchent des mots clés spécifiques. On appelle ces annonces des liens sponsorisés.<text:line-break/><text:line-break/>Les principaux moteurs de recherche utilisent généralement un système d'enchères mettant en concurrence différentes entreprises qui tentent d'afficher leurs annonces en enchérissant sur les mots clés qu'elles souhaitent cibler.<text:line-break/><text:line-break/><text:line-break/><text:line-break/>L'utilisation des moteurs de recherche s'avère très efficace pour toucher une clientèle potentielle. Cependant, Internet offre bien d'autres possibilités. Le Web nous permet d'accéder à l'actualité, de consulter des résultats sportifs, de rechercher des recettes, de regarder des vidéos et de parcourir une infinité de contenus intéressants.<text:line-break/><text:line-break/>Ces contenus sont parfois accompagnés d'annonces publicitaires. C'est ce qu'on appelle la publicité display.<text:line-break/><text:line-break/><text:line-break/><text:line-break/><text:line-break/>Les annonces du Réseau Display peuvent s'afficher partout sur Internet et se présentent sous de nombreux formats, notamment du texte, des images, des vidéos et des publicités interactives cliquables.<text:line-break/><text:line-break/>Elles peuvent vous permettre de diffuser efficacement votre message en choisissant les internautes que vous souhaitez cibler ainsi que les pages et sites Web sur lesquels vous souhaitez les faire apparaître.<text:line-break/><text:line-break/><text:line-break/>Les réseaux sociaux tels que Facebook, Twitter ou Google+ sont un moyen supplémentaire de mieux faire connaître votre activité, et s'avèrent particulièrement utiles pour créer des liens avec vos clients.<text:line-break/><text:line-break/>La plupart des réseaux sociaux permettent de créer des pages ou des profils d'entreprise. Vous pouvez ainsi interagir avec de nombreuses personnes en démarrant des conversations pertinentes et <text:soft-page-break/>en partageant les contenus que vous avez créés tout en développant l'activité sociale de votre entreprise sur le Web. <text:line-break/><text:line-break/><text:line-break/>Avant de conclure cette leçon, n'oublions pas d'évoquer une autre stratégie numérique fort utile aux entreprises : le marketing par e-mail.<text:line-break/><text:line-break/>Il ne s'agit pas d'envoyer des e-mails indésirables ou "spams" pour envahir les boîtes de réception, mais bien d'envoyer des informations et des offres pertinentes aux personnes qui ont déjà accepté que vous les contactiez. <text:line-break/><text:line-break/>Vous pouvez leur proposer de s'inscrire à votre liste de diffusion, ou "d'accepter" de recevoir vos e-mails. Pour le reste, c'est à vous de décider. Vous pouvez envoyer des coupons de réduction aux personnes qui ont pris rendez-vous sur votre site, annoncer des événements ou promouvoir des articles spécifiques. <text:line-break/>Ce qui peut donc vraiment faire la différence au moment du lancement de votre entreprise, c'est de bien comprendre les moyens dont vous disposez pour aller au contact de vos clients sur Internet, et comprendre comment ils peuvent vous y trouver.<text:line-break/><text:line-break/>En diversifiant vos techniques de marketing numérique, vous multiplierez vos chances de toucher les meilleurs clients, où qu'ils se trouvent dans l'univers numérique. </text:p>
      <text:p text:style-name="P1">Bonjour ! Vous savez maintenant qu'il est important de bien définir ce que vous attendez du numérique, vous savez comment établir votre présence sur Internet et vous pouvez commencer à utiliser le marketing numérique pour attirer des visiteurs sur votre espace en ligne. <text:line-break/><text:line-break/>Mais il est également essentiel de veiller à ce que votre projet numérique soit viable à long terme. Pour vous en assurer, vous devez avant tout : fixer des objectifs réalistes, surveiller la progression de vos résultats et vous adapter aux changements technologiques et à l'évolution de votre secteur d'activité.<text:line-break/>Premier point à retenir : soyez patients. Pour développer votre visibilité et vous faire connaître sur Internet, il vous faudra sûrement un peu de temps.<text:line-break/><text:line-break/>Si vous êtes coiffeur et que vous lancez votre tout premier site Web, vos ventes de shampoing en ligne ne vont probablement pas décoller du jour au lendemain.<text:line-break/><text:line-break/>Vous devrez laisser le temps aux moteurs de recherche de vous trouver, et il vous faudra mettre en œuvre votre stratégie de marketing numérique en y apportant les améliorations nécessaires. Évitez de vous fixer des objectifs irréalistes que vous avez peu de chances d'atteindre.<text:line-break/><text:line-break/><text:line-break/>La clé de toute stratégie en ligne consiste à évaluer ce que vous faites et à vérifier que ça fonctionne. C'est ce que l'on appelle "l'analyse d'audience". Cette technique peut vous indiquer comment les internautes trouvent votre site Web et ce qu'ils y font. <text:line-break/><text:line-break/>Nous proposons de nombreuses vidéos pour approfondir le sujet, mais sachez que de manière générale, il est utile de savoir d'où viennent vos visiteurs pour déterminer, parmi vos campagnes marketing, celles qui fonctionnent ou non.<text:line-break/><text:line-break/>Si vous savez ce que font les internautes une fois sur votre site, il est plus facile d'évaluer l'efficacité de votre investissement dans le numérique.<text:line-break/><text:line-break/>Reprenons l'exemple de votre salon de coiffure. Quand les internautes accèdent à votre page <text:soft-page-break/>d'accueil, il peut être utile de les inciter à aller plus loin en leur proposant de regarder vos tutoriels de coiffure, de prendre des rendez-vous, d'obtenir un itinéraire pour se rendre à votre salon ou de vous acheter des produits.<text:line-break/><text:line-break/>En surveillant ce que les internautes font sur votre site, vous pourrez mieux cerner ce qui fonctionne ou non. De cette façon, vous pourrez adopter les changements nécessaires et améliorer ce que vous faites en continu.<text:line-break/><text:line-break/><text:line-break/>Un dernier point à retenir : il est essentiel de comprendre que le monde numérique est en perpétuelle évolution.<text:line-break/><text:line-break/>De nouveaux outils, de nouvelles technologies et de nouvelles méthodes apparaissent quotidiennement. Une bonne stratégie doit donc allier les concepts de base, relativement stables, et un état d'esprit tourné vers l'avenir pour tenir compte des dernières innovations.<text:line-break/><text:line-break/>De même, lorsque votre secteur d'activité évolue, veillez à ce que votre présence numérique reflète les derniers changements en date.<text:line-break/><text:line-break/>Proposez-vous les toutes dernières tendances de coiffure ? Si les teintures ont le vent en poupe, vous pouvez rapidement mettre à jour vos messages publicitaires pour montrer à vos clients ce que vous savez faire.<text:line-break/><text:line-break/><text:line-break/>Pour réussir sur Internet, vous devez bien réfléchir avant d'agir. Rien ne doit vous échapper ! Une bonne stratégie s'appuie sur trois règles :<text:line-break/><text:line-break/>Pour commencer, définissez ce que vous attendez d'Internet et fixez-vous des objectifs réalistes.<text:line-break/><text:line-break/>Ensuite, utilisez l'analyse d'audience pour mesurer ce que vous faites et déterminer ce qui fonctionne ou pas.<text:line-break/><text:line-break/>Enfin, veillez à rester à jour et à vous adapter à l'évolution des technologies et de votre secteur d'activité.<text:line-break/><text:line-break/>Si votre stratégie remplit ces trois critères et que vous restez flexible, vous serez sur la bonne voie.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0T01:46:41.969000000</meta:creation-date>
    <dc:date>2016-08-30T03:14:26.880000000</dc:date>
    <meta:editing-duration>PT42M8S</meta:editing-duration>
    <meta:editing-cycles>9</meta:editing-cycles>
    <meta:generator>LibreOffice/5.0.5.2$Windows_x86 LibreOffice_project/55b006a02d247b5f7215fc6ea0fde844b30035b3</meta:generator>
    <meta:document-statistic meta:table-count="0" meta:image-count="0" meta:object-count="0" meta:page-count="8" meta:paragraph-count="6" meta:word-count="3656" meta:character-count="23347" meta:non-whitespace-character-count="19546"/>
  </office:meta>
</office:document-meta>
</file>